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3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0cm" svg:x="31cm" svg:y="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0cm" svg:x="3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10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10cm" svg:x="1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0cm" svg:x="2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0cm" svg:x="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10cm" svg:x="1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0cm" svg:x="11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0cm" svg:x="21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0cm" svg:x="21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0cm" svg:x="11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2.3cm" svg:height="1.1cm" svg:x="8.5cm" svg:y="6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1cm" svg:height="2.3cm" svg:x="9.1cm" svg:y="8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2.3cm" svg:height="1.1cm" svg:x="17.764cm" svg:y="6.4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3" draw:id="id3" draw:layer="layout" svg:width="1.1cm" svg:height="2.3cm" svg:x="18.364cm" svg:y="8.5cm">
          <text:p text:style-name="P1">2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8" draw:id="id8" draw:layer="layout" svg:width="2.3cm" svg:height="1.1cm" svg:x="8.5cm" svg:y="19.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7" draw:id="id7" draw:layer="layout" svg:width="1.1cm" svg:height="2.3cm" svg:x="9.1cm" svg:y="16.4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0" draw:id="id10" draw:layer="layout" svg:width="2.3cm" svg:height="1.1cm" svg:x="17.832cm" svg:y="19.6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9" draw:id="id9" draw:layer="layout" svg:width="1.1cm" svg:height="2.3cm" svg:x="18.432cm" svg:y="16.3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5" draw:id="id5" draw:layer="layout" svg:width="1.1cm" svg:height="2.3cm" svg:x="29.6cm" svg:y="8.3cm">
          <text:p text:style-name="P1">2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6" draw:id="id6" draw:layer="layout" svg:width="1.1cm" svg:height="2.3cm" svg:x="29.6cm" svg:y="5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12" draw:id="id12" draw:layer="layout" svg:width="1.1cm" svg:height="2.3cm" svg:x="29.6cm" svg:y="14.5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1" draw:id="id11" draw:layer="layout" svg:width="1.1cm" svg:height="2.3cm" svg:x="29.6cm" svg:y="17.8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3" draw:id="id13" draw:layer="layout" svg:width="2.2cm" svg:height="1.1cm" svg:x="6.3cm" svg:y="29.2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4" draw:id="id14" draw:layer="layout" svg:width="1.1cm" svg:height="2.3cm" svg:x="9.7cm" svg:y="28.6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5" draw:id="id15" draw:layer="layout" svg:width="2.2cm" svg:height="1.1cm" svg:x="16.3cm" svg:y="28.4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6" draw:id="id16" draw:layer="layout" svg:width="1.1cm" svg:height="2.3cm" svg:x="19.7cm" svg:y="27.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7" draw:id="id17" draw:layer="layout" svg:width="2.2cm" svg:height="1.1cm" svg:x="24.6cm" svg:y="29.7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8" draw:id="id18" draw:layer="layout" svg:width="2.2cm" svg:height="1.1cm" svg:x="27.9cm" svg:y="29.7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0" draw:id="id20" draw:layer="layout" svg:width="2.2cm" svg:height="1.1cm" svg:x="38.6cm" svg:y="18.40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21" draw:id="id21" draw:layer="layout" svg:width="1.1cm" svg:height="2.3cm" svg:x="36.4cm" svg:y="17.803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4" draw:id="id24" draw:layer="layout" svg:width="2.2cm" svg:height="1.1cm" svg:x="38.6cm" svg:y="9.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9" draw:id="id19" draw:layer="layout" svg:width="1.1cm" svg:height="2.3cm" svg:x="36.4cm" svg:y="8.5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2" draw:id="id22" draw:layer="layout" svg:width="2.2cm" svg:height="1.1cm" svg:x="38.5cm" svg:y="29.7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23" draw:id="id23" draw:layer="layout" svg:width="2.2cm" svg:height="1.1cm" svg:x="35.2cm" svg:y="29.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1" draw:layer="layout" svg:x1="9.65cm" svg:y1="8.5cm" svg:x2="9.65cm" svg:y2="7.5cm" draw:start-shape="id1" draw:start-glue-point="0" draw:end-shape="id2" draw:end-glue-point="2" svg:d="m9650 8500v-1000">
          <text:p/>
        </draw:connector>
        <draw:connector draw:style-name="gr8" draw:text-style-name="P1" draw:layer="layout" svg:x1="8.5cm" svg:y1="6.95cm" svg:x2="7.865cm" svg:y2="6.943cm" draw:start-shape="id2" draw:start-glue-point="3" svg:d="m8500 6950h-568v-7h-67">
          <text:p/>
        </draw:connector>
        <draw:connector draw:style-name="gr8" draw:text-style-name="P1" draw:layer="layout" svg:x1="18.914cm" svg:y1="8.5cm" svg:x2="18.914cm" svg:y2="7.5cm" draw:start-shape="id3" draw:start-glue-point="0" draw:end-shape="id4" draw:end-glue-point="2" svg:d="m18914 8500v-1000">
          <text:p/>
        </draw:connector>
        <draw:connector draw:style-name="gr8" draw:text-style-name="P1" draw:layer="layout" svg:x1="30.15cm" svg:y1="8.3cm" svg:x2="30.15cm" svg:y2="7.3cm" draw:start-shape="id5" draw:start-glue-point="0" draw:end-shape="id6" svg:d="m30150 8300v-1000">
          <text:p/>
        </draw:connector>
        <draw:connector draw:style-name="gr8" draw:text-style-name="P1" draw:layer="layout" svg:x1="30.15cm" svg:y1="5cm" svg:x2="30.161cm" svg:y2="4.423cm" draw:start-shape="id6" draw:start-glue-point="0" svg:d="m30150 5000v-539h11v-38">
          <text:p/>
        </draw:connector>
        <draw:connector draw:style-name="gr8" draw:text-style-name="P1" draw:layer="layout" svg:x1="9.65cm" svg:y1="18.7cm" svg:x2="9.65cm" svg:y2="19.7cm" draw:start-shape="id7" draw:start-glue-point="2" draw:end-shape="id8" draw:end-glue-point="0" svg:d="m9650 18700v1000">
          <text:p/>
        </draw:connector>
        <draw:connector draw:style-name="gr8" draw:text-style-name="P1" draw:layer="layout" svg:x1="8.5cm" svg:y1="20.25cm" svg:x2="7.882cm" svg:y2="20.233cm" draw:start-shape="id8" draw:start-glue-point="3" svg:d="m8500 20250h-559v-17h-59">
          <text:p/>
        </draw:connector>
        <draw:connector draw:style-name="gr8" draw:text-style-name="P1" draw:layer="layout" svg:x1="18.982cm" svg:y1="18.6cm" svg:x2="18.982cm" svg:y2="19.6cm" draw:start-shape="id9" draw:start-glue-point="2" draw:end-shape="id10" draw:end-glue-point="0" svg:d="m18982 18600v1000">
          <text:p/>
        </draw:connector>
        <draw:connector draw:style-name="gr8" draw:text-style-name="P1" draw:layer="layout" svg:x1="20.132cm" svg:y1="20.15cm" svg:x2="20.8cm" svg:y2="20.174cm" draw:start-shape="id10" draw:start-glue-point="1" svg:d="m20132 20150h585v24h83">
          <text:p/>
        </draw:connector>
        <draw:connector draw:style-name="gr8" draw:text-style-name="P1" draw:layer="layout" svg:x1="30.15cm" svg:y1="20.1cm" svg:x2="30.12cm" svg:y2="20.78cm" draw:start-shape="id11" draw:start-glue-point="2" svg:d="m30150 20100v591h-30v89">
          <text:p/>
        </draw:connector>
        <draw:connector draw:style-name="gr8" draw:text-style-name="P1" draw:layer="layout" svg:x1="30.15cm" svg:y1="16.8cm" svg:x2="30.15cm" svg:y2="17.8cm" draw:start-shape="id12" draw:start-glue-point="2" draw:end-shape="id11" svg:d="m30150 16800v1000">
          <text:p/>
        </draw:connector>
        <draw:connector draw:style-name="gr8" draw:text-style-name="P1" draw:layer="layout" svg:x1="8.5cm" svg:y1="29.75cm" svg:x2="9.7cm" svg:y2="29.75cm" draw:start-shape="id13" draw:start-glue-point="1" draw:end-shape="id14" draw:end-glue-point="3" svg:d="m8500 29750h1200">
          <text:p/>
        </draw:connector>
        <draw:connector draw:style-name="gr8" draw:text-style-name="P1" draw:layer="layout" svg:x1="18.5cm" svg:y1="28.95cm" svg:x2="19.7cm" svg:y2="28.95cm" draw:start-shape="id15" draw:start-glue-point="1" draw:end-shape="id16" draw:end-glue-point="3" svg:d="m18500 28950h1200">
          <text:p/>
        </draw:connector>
        <draw:connector draw:style-name="gr8" draw:text-style-name="P1" draw:layer="layout" svg:x1="26.8cm" svg:y1="30.25cm" svg:x2="27.9cm" svg:y2="30.25cm" draw:start-shape="id17" draw:start-glue-point="1" draw:end-shape="id18" draw:end-glue-point="3" svg:d="m26800 30250h1100">
          <text:p/>
        </draw:connector>
        <draw:connector draw:style-name="gr8" draw:text-style-name="P1" draw:layer="layout" svg:x1="30.1cm" svg:y1="30.25cm" svg:x2="30.745cm" svg:y2="30.274cm" draw:start-shape="id18" draw:start-glue-point="1" svg:d="m30100 30250h573v24h72">
          <text:p/>
        </draw:connector>
        <draw:connector draw:style-name="gr8" draw:text-style-name="P1" draw:layer="layout" svg:x1="36.95cm" svg:y1="8.5cm" svg:x2="36.968cm" svg:y2="7.869cm" draw:start-shape="id19" draw:start-glue-point="0" svg:d="m36950 8500v-566h18v-65">
          <text:p/>
        </draw:connector>
        <draw:connector draw:style-name="gr8" draw:text-style-name="P1" draw:layer="layout" svg:x1="38.6cm" svg:y1="18.953cm" svg:x2="37.5cm" svg:y2="18.953cm" draw:start-shape="id20" draw:start-glue-point="3" draw:end-shape="id21" draw:end-glue-point="1" svg:d="m38600 18953h-1100">
          <text:p/>
        </draw:connector>
        <draw:connector draw:style-name="gr8" draw:text-style-name="P1" draw:layer="layout" svg:x1="38.5cm" svg:y1="30.25cm" svg:x2="37.4cm" svg:y2="30.25cm" draw:start-shape="id22" draw:start-glue-point="3" draw:end-shape="id23" draw:end-glue-point="1" svg:d="m38500 30250h-1100">
          <text:p/>
        </draw:connector>
        <draw:connector draw:style-name="gr8" draw:text-style-name="P1" draw:layer="layout" svg:x1="35.2cm" svg:y1="30.25cm" svg:x2="34.64cm" svg:y2="30.272cm" draw:start-shape="id23" draw:start-glue-point="3" svg:d="m35200 30250h-530v22h-30">
          <text:p/>
        </draw:connector>
        <draw:connector draw:style-name="gr8" draw:text-style-name="P1" draw:layer="layout" svg:x1="38.6cm" svg:y1="9.65cm" svg:x2="37.5cm" svg:y2="9.65cm" draw:start-shape="id24" draw:start-glue-point="3" draw:end-shape="id19" draw:end-glue-point="1" svg:d="m38600 9650h-1100">
          <text:p/>
        </draw:connector>
        <draw:frame draw:style-name="gr9" draw:layer="layout" svg:width="5.222cm" svg:height="3.095cm" svg:x="1.198cm" svg:y="1.205cm">
          <draw:text-box>
            <text:p>Przypadek 1:</text:p>
            <text:p>WN – brak kolizji</text:p>
            <text:p>Przypadek 2:</text:p>
            <text:p>NW – kolizja</text:p>
          </draw:text-box>
        </draw:frame>
        <draw:frame draw:style-name="gr9" draw:layer="layout" svg:width="5.188cm" svg:height="3.095cm" svg:x="1.147cm" svg:y="11.1cm">
          <draw:text-box>
            <text:p>Przypadek 1:</text:p>
            <text:p>SW – kolizja</text:p>
            <text:p>Przypadek 2:</text:p>
            <text:p>WS – brak kolizji</text:p>
          </draw:text-box>
        </draw:frame>
        <draw:frame draw:style-name="gr9" draw:layer="layout" svg:width="5.044cm" svg:height="3.095cm" svg:x="1.147cm" svg:y="21.2cm">
          <draw:text-box>
            <text:p>Przypadek 1:</text:p>
            <text:p>EN – kolizja</text:p>
            <text:p>Przypadek 2:</text:p>
            <text:p>NE – brak kolizji</text:p>
          </draw:text-box>
        </draw:frame>
        <draw:frame draw:style-name="gr9" draw:layer="layout" svg:width="5.006cm" svg:height="3.095cm" svg:x="11.147cm" svg:y="1.205cm">
          <draw:text-box>
            <text:p>Przypadek 1:</text:p>
            <text:p>EN –brak kolizjii</text:p>
            <text:p>Przypadek 2:</text:p>
            <text:p>NE – kolizja</text:p>
          </draw:text-box>
        </draw:frame>
        <draw:frame draw:style-name="gr9" draw:layer="layout" svg:width="5.747cm" svg:height="3.095cm" svg:x="21.147cm" svg:y="1.205cm">
          <draw:text-box>
            <text:p>Przypadek 1:</text:p>
            <text:p>NN - porównanie y</text:p>
            <text:p>Przypadek 2:</text:p>
            <text:p>NN - porównanie y</text:p>
          </draw:text-box>
        </draw:frame>
        <draw:frame draw:style-name="gr9" draw:layer="layout" svg:width="5.222cm" svg:height="3.095cm" svg:x="31.147cm" svg:y="1.205cm">
          <draw:text-box>
            <text:p>Przypadek 1:</text:p>
            <text:p>NW – brak kolizji</text:p>
            <text:p>Przypadek 2:</text:p>
            <text:p>WN – kolizja</text:p>
          </draw:text-box>
        </draw:frame>
        <draw:frame draw:style-name="gr9" draw:layer="layout" svg:width="5.188cm" svg:height="3.095cm" svg:x="31.147cm" svg:y="11.1cm">
          <draw:text-box>
            <text:p>Przypadek 1:</text:p>
            <text:p>SW – brak kolizji</text:p>
            <text:p>Przypadek 2:</text:p>
            <text:p>WS – kolizja</text:p>
          </draw:text-box>
        </draw:frame>
        <draw:frame draw:style-name="gr9" draw:layer="layout" svg:width="5.679cm" svg:height="3.095cm" svg:x="21.2cm" svg:y="11.205cm">
          <draw:text-box>
            <text:p>Przypadek 1:</text:p>
            <text:p>SS - porównanie y</text:p>
            <text:p>Przypadek 2:</text:p>
            <text:p>SS - porównanie y</text:p>
          </draw:text-box>
        </draw:frame>
        <draw:frame draw:style-name="gr9" draw:layer="layout" svg:width="5.188cm" svg:height="3.095cm" svg:x="11.247cm" svg:y="11.3cm">
          <draw:text-box>
            <text:p>Przypadek 1:</text:p>
            <text:p>ES – <text:s/>brak kolizji</text:p>
            <text:p>Przypadek 2:</text:p>
            <text:p>SE – kolizja</text:p>
          </draw:text-box>
        </draw:frame>
        <draw:frame draw:style-name="gr9" draw:layer="layout" svg:width="6.175cm" svg:height="3.095cm" svg:x="31.2cm" svg:y="21.105cm">
          <draw:text-box>
            <text:p>Przypadek 1:</text:p>
            <text:p>WW – porównanie x</text:p>
            <text:p>Przypadek 2:</text:p>
            <text:p>WW – porównanie x</text:p>
          </draw:text-box>
        </draw:frame>
        <draw:frame draw:style-name="gr9" draw:layer="layout" svg:width="5.819cm" svg:height="3.095cm" svg:x="21.147cm" svg:y="21.205cm">
          <draw:text-box>
            <text:p>Przypadek 1:</text:p>
            <text:p>EE – porównanie x</text:p>
            <text:p>Przypadek 2:</text:p>
            <text:p>EE – porównanie x</text:p>
          </draw:text-box>
        </draw:frame>
        <draw:frame draw:style-name="gr9" draw:layer="layout" svg:width="5.011cm" svg:height="3.095cm" svg:x="11.2cm" svg:y="21.205cm">
          <draw:text-box>
            <text:p>Przypadek 1:</text:p>
            <text:p>ES – kolizja</text:p>
            <text:p>Przypadek 2:</text:p>
            <text:p>SE – brak kolizji</text:p>
          </draw:text-box>
        </draw:frame>
        <draw:line draw:style-name="gr8" draw:text-style-name="P1" draw:layer="layout" svg:x1="10.2cm" svg:y1="28.6cm" svg:x2="10.2cm" svg:y2="28cm">
          <text:p/>
        </draw:line>
        <draw:line draw:style-name="gr8" draw:text-style-name="P1" draw:layer="layout" svg:x1="20.3cm" svg:y1="30.1cm" svg:x2="20.3cm" svg:y2="30.8cm">
          <text:p/>
        </draw:line>
        <draw:line draw:style-name="gr8" draw:text-style-name="P1" draw:layer="layout" svg:x1="36.9cm" svg:y1="20.1cm" svg:x2="36.9cm" svg:y2="20.8cm">
          <text:p/>
        </draw:line>
        <draw:line draw:style-name="gr8" draw:text-style-name="P1" draw:layer="layout" svg:x1="20.1cm" svg:y1="6.9cm" svg:x2="20.7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bermar </meta:initial-creator>
    <meta:creation-date>2012-01-09T11:58:23</meta:creation-date>
    <dc:date>2012-01-09T21:17:16</dc:date>
    <dc:creator>Marcin Haber</dc:creator>
    <meta:editing-duration>PT2H4M16S</meta:editing-duration>
    <meta:editing-cycles>8</meta:editing-cycles>
    <meta:generator>LibreOffice/3.3$Unix LibreOffice_project/330m19$Build-401</meta:generator>
    <meta:document-statistic meta:object-count="72"/>
  </office:meta>
</office:document-meta>
</file>